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 fo:break-before="page"/>
      <style:text-properties officeooo:rsid="000a88b0" officeooo:paragraph-rsid="000a88b0"/>
    </style:style>
    <style:style style:name="P2" style:family="paragraph" style:parent-style-name="Heading_20_3">
      <style:paragraph-properties fo:text-align="center" style:justify-single-word="false"/>
      <style:text-properties officeooo:rsid="000a88b0" officeooo:paragraph-rsid="000d272a"/>
    </style:style>
    <style:style style:name="P3" style:family="paragraph" style:parent-style-name="Heading_20_3">
      <style:paragraph-properties fo:text-align="justify" style:justify-single-word="false"/>
      <style:text-properties officeooo:rsid="000a88b0" officeooo:paragraph-rsid="000d272a"/>
    </style:style>
    <style:style style:name="P4" style:family="paragraph" style:parent-style-name="Standard">
      <style:text-properties officeooo:rsid="000a88b0" officeooo:paragraph-rsid="000a88b0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Text_20_body" style:list-style-name="L21"/>
    <style:style style:name="P26" style:family="paragraph" style:parent-style-name="Text_20_body" style:list-style-name="L22"/>
    <style:style style:name="P27" style:family="paragraph" style:parent-style-name="Text_20_body" style:list-style-name="L23"/>
    <style:style style:name="P28" style:family="paragraph" style:parent-style-name="Text_20_body" style:list-style-name="L24"/>
    <style:style style:name="P29" style:family="paragraph" style:parent-style-name="Text_20_body" style:list-style-name="L25"/>
    <style:style style:name="P30" style:family="paragraph" style:parent-style-name="Text_20_body" style:list-style-name="L26"/>
    <style:style style:name="P31" style:family="paragraph" style:parent-style-name="Text_20_body" style:list-style-name="L27"/>
    <style:style style:name="P32" style:family="paragraph" style:parent-style-name="Text_20_body" style:list-style-name="L28"/>
    <style:style style:name="P33" style:family="paragraph" style:parent-style-name="Text_20_body" style:list-style-name="L29"/>
    <style:style style:name="P34" style:family="paragraph" style:parent-style-name="Text_20_body" style:list-style-name="L30"/>
    <style:style style:name="P35" style:family="paragraph" style:parent-style-name="Text_20_body" style:list-style-name="L31"/>
    <style:style style:name="P36" style:family="paragraph" style:parent-style-name="Text_20_body" style:list-style-name="L32"/>
    <style:style style:name="P37" style:family="paragraph" style:parent-style-name="Text_20_body" style:list-style-name="L33"/>
    <style:style style:name="P38" style:family="paragraph" style:parent-style-name="Text_20_body" style:list-style-name="L34"/>
    <style:style style:name="P39" style:family="paragraph" style:parent-style-name="Text_20_body">
      <style:text-properties officeooo:rsid="000a88b0" officeooo:paragraph-rsid="000a88b0"/>
    </style:style>
    <style:style style:name="P40" style:family="paragraph" style:parent-style-name="Text_20_body">
      <style:paragraph-properties fo:text-align="justify" style:justify-single-word="false"/>
      <style:text-properties officeooo:rsid="000a88b0" officeooo:paragraph-rsid="000d272a"/>
    </style:style>
    <style:style style:name="P41" style:family="paragraph" style:parent-style-name="Text_20_body" style:list-style-name="L35"/>
    <style:style style:name="P42" style:family="paragraph" style:parent-style-name="Text_20_body" style:list-style-name="L36"/>
    <style:style style:name="P43" style:family="paragraph" style:parent-style-name="Text_20_body" style:list-style-name="L37"/>
    <style:style style:name="P44" style:family="paragraph" style:parent-style-name="Text_20_body" style:list-style-name="L38"/>
    <style:style style:name="P45" style:family="paragraph" style:parent-style-name="Text_20_body" style:list-style-name="L39"/>
    <style:style style:name="P46" style:family="paragraph" style:parent-style-name="Text_20_body" style:list-style-name="L40"/>
    <style:style style:name="P47" style:family="paragraph" style:parent-style-name="Text_20_body" style:list-style-name="L41"/>
    <style:style style:name="P48" style:family="paragraph" style:parent-style-name="Text_20_body" style:list-style-name="L42"/>
    <style:style style:name="P49" style:family="paragraph" style:parent-style-name="Text_20_body" style:list-style-name="L43"/>
    <style:style style:name="P50" style:family="paragraph" style:parent-style-name="Text_20_body" style:list-style-name="L44"/>
    <style:style style:name="P51" style:family="paragraph" style:parent-style-name="Text_20_body" style:list-style-name="L45"/>
    <style:style style:name="P52" style:family="paragraph" style:parent-style-name="Text_20_body" style:list-style-name="L46"/>
    <style:style style:name="P53" style:family="paragraph" style:parent-style-name="Text_20_body" style:list-style-name="L47"/>
    <style:style style:name="P54" style:family="paragraph" style:parent-style-name="Text_20_body" style:list-style-name="L48"/>
    <style:style style:name="P55" style:family="paragraph" style:parent-style-name="Text_20_body" style:list-style-name="L49"/>
    <style:style style:name="P56" style:family="paragraph" style:parent-style-name="Text_20_body" style:list-style-name="L50"/>
    <style:style style:name="P57" style:family="paragraph" style:parent-style-name="Text_20_body" style:list-style-name="L51"/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0d272a" style:font-size-asian="15pt" style:font-size-complex="15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span text:style-name="Strong_20_Emphasis"><text:span text:style-name="T1">Список страниц для сервиса и их структура – </text:span></text:span><text:span text:style-name="Strong_20_Emphasis"><text:span text:style-name="T2">V2.0</text:span></text:span></text:h>
      <text:p text:style-name="P40"><text:span text:style-name="Strong_20_Emphasis"><text:span text:style-name="T2"/></text:span></text:p>
      <text:h text:style-name="P3" text:outline-level="3"><text:span text:style-name="Strong_20_Emphasis"><text:span text:style-name="T2">Список страниц для сервиса и их структура (с учётом ЦА: пожилые люди 60+ и инвалиды)</text:span></text:span></text:h>
      <text:p text:style-name="Text_20_body"><text:span text:style-name="Strong_20_Emphasis">Цель:</text:span> Упростить навигацию, сделать интерфейс интуитивным, сохранив футуристические элементы 3077 года.</text:p>
      <text:p text:style-name="Horizontal_20_Line"/>
      <text:h text:style-name="Heading_20_4" text:outline-level="4"><text:span text:style-name="Strong_20_Emphasis">1. Главная страница / Onboarding</text:span></text:h>
      <text:p text:style-name="Text_20_body"><text:span text:style-name="Strong_20_Emphasis">Цель:</text:span> Быстрый старт для пользователей с разным уровнем технической подготовки.<text:line-break/><text:span text:style-name="Strong_20_Emphasis">Структура:</text:span></text:p>
      <text:list text:style-name="L35">
        <text:list-item>
          <text:p text:style-name="P41"><text:span text:style-name="Strong_20_Emphasis">Верхний блок:</text:span></text:p>
          <text:list>
            <text:list-item>
              <text:p text:style-name="P41">Крупный заголовок: «Верните себе радость жизни!»</text:p>
            </text:list-item>
            <text:list-item>
              <text:p text:style-name="P41">Голосовая кнопка: «Прослушать приветствие» (текст дублируется аудио).</text:p>
            </text:list-item>
          </text:list>
        </text:list-item>
        <text:list-item>
          <text:p text:style-name="P41"><text:span text:style-name="Strong_20_Emphasis">Основные действия:</text:span></text:p>
          <text:list>
            <text:list-item>
              <text:p text:style-name="P41">Две крупные кнопки:</text:p>
              <text:list>
                <text:list-item>
                  <text:p text:style-name="P41"><text:span text:style-name="Strong_20_Emphasis">«Выбрать имплант»</text:span> (иконка сердца/руки).</text:p>
                </text:list-item>
                <text:list-item>
                  <text:p text:style-name="P41"><text:span text:style-name="Strong_20_Emphasis">«Подобрать новое тело»</text:span> (иконка человечка).</text:p>
                </text:list-item>
              </text:list>
            </text:list-item>
            <text:list-item>
              <text:p text:style-name="P41">Кнопка <text:span text:style-name="Strong_20_Emphasis">«Помощь»</text:span> (вызов консультанта через голос/чат).</text:p>
            </text:list-item>
          </text:list>
        </text:list-item>
        <text:list-item>
          <text:p text:style-name="P41"><text:span text:style-name="Strong_20_Emphasis">Дополнительно:</text:span></text:p>
          <text:list>
            <text:list-item>
              <text:p text:style-name="P41">Ссылка <text:span text:style-name="Strong_20_Emphasis">«Как это работает?»</text:span> → видеоинструкция с субтитрами.</text:p>
            </text:list-item>
            <text:list-item>
              <text:p text:style-name="P41">Режим <text:span text:style-name="Strong_20_Emphasis">«Высокая контрастность»</text:span> (включен по умолчанию).</text:p>
            </text:list-item>
          </text:list>
        </text:list-item>
      </text:list>
      <text:p text:style-name="Text_20_body"><text:span text:style-name="Strong_20_Emphasis">Элементы:</text:span></text:p>
      <text:list text:style-name="L36">
        <text:list-item>
          <text:p text:style-name="P42"><text:span text:style-name="Strong_20_Emphasis">Адаптивный шрифт:</text:span> Увеличение текста до 200% при тапе.</text:p>
        </text:list-item>
        <text:list-item>
          <text:p text:style-name="P42"><text:span text:style-name="Strong_20_Emphasis">AR-подсказка:</text:span> Для продвинутых пользователей — сканирование тела через камеру.</text:p>
        </text:list-item>
      </text:list>
      <text:p text:style-name="Text_20_body"><text:span text:style-name="Strong_20_Emphasis">Переходы:</text:span></text:p>
      <text:list text:style-name="L37">
        <text:list-item>
          <text:p text:style-name="P43">«Выбрать имплант» → <text:span text:style-name="Strong_20_Emphasis">Каталог имплантов</text:span>.</text:p>
        </text:list-item>
        <text:list-item>
          <text:p text:style-name="P43">«Подобрать новое тело» → <text:span text:style-name="Strong_20_Emphasis">Каталог тел</text:span>.</text:p>
        </text:list-item>
      </text:list>
      <text:p text:style-name="Horizontal_20_Line"/>
      <text:h text:style-name="Heading_20_4" text:outline-level="4"><text:span text:style-name="Strong_20_Emphasis">2. Каталог кибер-имплантов</text:span></text:h>
      <text:p text:style-name="Text_20_body"><text:span text:style-name="Strong_20_Emphasis">Цель:</text:span> Удобный поиск и выбор органов/частей тела.<text:line-break/><text:span text:style-name="Strong_20_Emphasis">Структура:</text:span></text:p>
      <text:list text:style-name="L38">
        <text:list-item>
          <text:p text:style-name="P44"><text:soft-page-break/><text:span text:style-name="Strong_20_Emphasis">Фильтры (слева):</text:span></text:p>
          <text:list>
            <text:list-item>
              <text:p text:style-name="P44">Категории: <text:span text:style-name="Strong_20_Emphasis">Сердце</text:span>, <text:span text:style-name="Strong_20_Emphasis">Почки</text:span>, <text:span text:style-name="Strong_20_Emphasis">Конечности</text:span>, <text:span text:style-name="Strong_20_Emphasis">Зрение</text:span>.</text:p>
            </text:list-item>
            <text:list-item>
              <text:p text:style-name="P44">Сортировка:</text:p>
              <text:list>
                <text:list-item>
                  <text:p text:style-name="P44">По цене (от дешевых).</text:p>
                </text:list-item>
                <text:list-item>
                  <text:p text:style-name="P44">По сроку службы («10+ лет»).</text:p>
                </text:list-item>
                <text:list-item>
                  <text:p text:style-name="P44">По отзывам («⭐ 4.5+»).</text:p>
                </text:list-item>
              </text:list>
            </text:list-item>
            <text:list-item>
              <text:p text:style-name="P44">Чекбокс: <text:span text:style-name="Strong_20_Emphasis">«Безопасно для диабетиков»</text:span>, <text:span text:style-name="Strong_20_Emphasis">«Не требует замены батареи»</text:span>.</text:p>
            </text:list-item>
          </text:list>
        </text:list-item>
        <text:list-item>
          <text:p text:style-name="P44"><text:span text:style-name="Strong_20_Emphasis">Превью товаров:</text:span></text:p>
          <text:list>
            <text:list-item>
              <text:p text:style-name="P44">Крупные карточки с фото импланта + краткий текст:</text:p>
              <text:list>
                <text:list-item>
                  <text:p text:style-name="P44">Пример: <text:span text:style-name="Strong_20_Emphasis">«Бионическая рука: легкий титановый сплав, управление жестами»</text:span>.</text:p>
                </text:list-item>
              </text:list>
            </text:list-item>
            <text:list-item>
              <text:p text:style-name="P44">Иконки-подсказки:</text:p>
              <text:list>
                <text:list-item>
                  <text:p text:style-name="P44">🔊 <text:span text:style-name="Strong_20_Emphasis">«Прослушать описание»</text:span>.</text:p>
                </text:list-item>
                <text:list-item>
                  <text:p text:style-name="P44">❤️ <text:span text:style-name="Strong_20_Emphasis">«Совместимо с вашим здоровьем»</text:span> (на основе EHR).</text:p>
                </text:list-item>
              </text:list>
            </text:list-item>
          </text:list>
        </text:list-item>
        <text:list-item>
          <text:p text:style-name="P44"><text:span text:style-name="Strong_20_Emphasis">Кнопка «Подробнее»</text:span> → переход в карточку импланта.</text:p>
        </text:list-item>
      </text:list>
      <text:p text:style-name="Text_20_body"><text:span text:style-name="Strong_20_Emphasis">Дизайн:</text:span></text:p>
      <text:list text:style-name="L39">
        <text:list-item>
          <text:p text:style-name="P45">Минимум текста, акцент на визуалы.</text:p>
        </text:list-item>
        <text:list-item>
          <text:p text:style-name="P45">Для слабовидящих: озвучка описания при наведении.</text:p>
        </text:list-item>
      </text:list>
      <text:p text:style-name="Horizontal_20_Line"/>
      <text:h text:style-name="Heading_20_4" text:outline-level="4"><text:span text:style-name="Strong_20_Emphasis">3. Карточка кибер-импланта</text:span></text:h>
      <text:p text:style-name="Text_20_body"><text:span text:style-name="Strong_20_Emphasis">Цель:</text:span> Детальное описание без технического жаргона.<text:line-break/><text:span text:style-name="Strong_20_Emphasis">Структура:</text:span></text:p>
      <text:list text:style-name="L40">
        <text:list-item>
          <text:p text:style-name="P46"><text:span text:style-name="Strong_20_Emphasis">Верхний блок:</text:span></text:p>
          <text:list>
            <text:list-item>
              <text:p text:style-name="P46">Фото импланта в 3D (вращение пальцем).</text:p>
            </text:list-item>
            <text:list-item>
              <text:p text:style-name="P46">Кнопка <text:span text:style-name="Strong_20_Emphasis">«AR-примерка»</text:span> → проекция на тело через камеру.</text:p>
            </text:list-item>
          </text:list>
        </text:list-item>
        <text:list-item>
          <text:p text:style-name="P46"><text:span text:style-name="Strong_20_Emphasis">Характеристики:</text:span></text:p>
          <text:list>
            <text:list-item>
              <text:p text:style-name="P46">Список:</text:p>
              <text:list>
                <text:list-item>
                  <text:p text:style-name="P46"><text:span text:style-name="Strong_20_Emphasis">«Что улучшает»</text:span>: «Нормализует давление, повышает выносливость».</text:p>
                </text:list-item>
                <text:list-item>
                  <text:p text:style-name="P46"><text:span text:style-name="Strong_20_Emphasis">«Размеры»</text:span>: «Подходит для роста 160-190 см».</text:p>
                </text:list-item>
                <text:list-item>
                  <text:p text:style-name="P46"><text:span text:style-name="Strong_20_Emphasis">«Гарантия»</text:span>: «10 лет, бесплатный ремонт».</text:p>
                </text:list-item>
              </text:list>
            </text:list-item>
            <text:list-item>
              <text:p text:style-name="P46">Блок <text:span text:style-name="Strong_20_Emphasis">«Сравнить с вашим органом»</text:span> → график здоровья (на основе EHR).</text:p>
            </text:list-item>
          </text:list>
        </text:list-item>
        <text:list-item>
          <text:p text:style-name="P46"><text:soft-page-break/><text:span text:style-name="Strong_20_Emphasis">Отзывы:</text:span></text:p>
          <text:list>
            <text:list-item>
              <text:p text:style-name="P46">Реальные аудиоистории: <text:span text:style-name="Strong_20_Emphasis">«Мария, 68 лет: “Снова могу играть с внуками!”»</text:span>.</text:p>
            </text:list-item>
          </text:list>
        </text:list-item>
        <text:list-item>
          <text:p text:style-name="P46"><text:span text:style-name="Strong_20_Emphasis">Кнопки:</text:span></text:p>
          <text:list>
            <text:list-item>
              <text:p text:style-name="P46"><text:span text:style-name="Strong_20_Emphasis">«Добавить в корзину»</text:span> (крупная, контрастная).</text:p>
            </text:list-item>
            <text:list-item>
              <text:p text:style-name="P46"><text:span text:style-name="Strong_20_Emphasis">«Задать вопрос врачу»</text:span> → переход в зашифрованный чат.</text:p>
            </text:list-item>
          </text:list>
        </text:list-item>
      </text:list>
      <text:p text:style-name="Text_20_body"><text:span text:style-name="Strong_20_Emphasis">Дополнительно:</text:span></text:p>
      <text:list text:style-name="L41">
        <text:list-item>
          <text:p text:style-name="P47">Кнопка <text:span text:style-name="Strong_20_Emphasis">«Сохранить в список»</text:span> для сравнения с другими имплантами.</text:p>
        </text:list-item>
      </text:list>
      <text:p text:style-name="Horizontal_20_Line"/>
      <text:h text:style-name="Heading_20_4" text:outline-level="4"><text:span text:style-name="Strong_20_Emphasis">4. Каталог тел</text:span></text:h>
      <text:p text:style-name="Text_20_body"><text:span text:style-name="Strong_20_Emphasis">Цель:</text:span> Выбор нового тела с учетом здоровья и предпочтений.<text:line-break/><text:span text:style-name="Strong_20_Emphasis">Структура:</text:span></text:p>
      <text:list text:style-name="L42">
        <text:list-item>
          <text:p text:style-name="P48"><text:span text:style-name="Strong_20_Emphasis">Фильтры (слева):</text:span></text:p>
          <text:list>
            <text:list-item>
              <text:p text:style-name="P48">Тип: <text:span text:style-name="Strong_20_Emphasis">Стандартное</text:span>, <text:span text:style-name="Strong_20_Emphasis">Спортивное</text:span>, <text:span text:style-name="Strong_20_Emphasis">Экзотическое</text:span>, <text:span text:style-name="Strong_20_Emphasis">Аниме</text:span>.</text:p>
            </text:list-item>
            <text:list-item>
              <text:p text:style-name="P48">Здоровье органов: <text:span text:style-name="Strong_20_Emphasis">«Все органы здоровы»</text:span>, <text:span text:style-name="Strong_20_Emphasis">«Подходит при артрите»</text:span>.</text:p>
            </text:list-item>
            <text:list-item>
              <text:p text:style-name="P48">Цена: Слайдер с подсказкой <text:span text:style-name="Strong_20_Emphasis">«Эконом-варианты от 10 000 токенов»</text:span>.</text:p>
            </text:list-item>
          </text:list>
        </text:list-item>
        <text:list-item>
          <text:p text:style-name="P48"><text:span text:style-name="Strong_20_Emphasis">Превью тел:</text:span></text:p>
          <text:list>
            <text:list-item>
              <text:p text:style-name="P48">Фото тела в полный рост + краткое описание:</text:p>
              <text:list>
                <text:list-item>
                  <text:p text:style-name="P48">Пример: <text:span text:style-name="Strong_20_Emphasis">«Тело “Актив 60+”: укрепленные суставы, защита от падений»</text:span>.</text:p>
                </text:list-item>
                <text:list-item>
                  <text:p text:style-name="P48">Иконки: <text:span text:style-name="Strong_20_Emphasis">«Без аллергенов»</text:span>, <text:span text:style-name="Strong_20_Emphasis">«Срок адаптации — 1 неделя»</text:span>.</text:p>
                </text:list-item>
              </text:list>
            </text:list-item>
            <text:list-item>
              <text:p text:style-name="P48">Кнопка <text:span text:style-name="Strong_20_Emphasis">«Прослушать описание»</text:span>.</text:p>
            </text:list-item>
          </text:list>
        </text:list-item>
        <text:list-item>
          <text:p text:style-name="P48"><text:span text:style-name="Strong_20_Emphasis">Кнопка «Подробнее»</text:span> → переход в карточку тела.</text:p>
        </text:list-item>
      </text:list>
      <text:p text:style-name="Text_20_body"><text:span text:style-name="Strong_20_Emphasis">Дизайн:</text:span></text:p>
      <text:list text:style-name="L43">
        <text:list-item>
          <text:p text:style-name="P49">Для экзотических тел: опция <text:span text:style-name="Strong_20_Emphasis">«Скрыть нестандартные варианты»</text:span> (включена по умолчанию для пожилых).</text:p>
        </text:list-item>
      </text:list>
      <text:p text:style-name="Horizontal_20_Line"/>
      <text:h text:style-name="Heading_20_4" text:outline-level="4"><text:span text:style-name="Strong_20_Emphasis">5. Карточка тела</text:span></text:h>
      <text:p text:style-name="Text_20_body"><text:span text:style-name="Strong_20_Emphasis">Цель:</text:span> Понятное описание носителя.<text:line-break/><text:span text:style-name="Strong_20_Emphasis">Структура:</text:span></text:p>
      <text:list text:style-name="L44">
        <text:list-item>
          <text:p text:style-name="P50"><text:span text:style-name="Strong_20_Emphasis">Галерея:</text:span> Фото тела в разных ракурсах (увеличение двойным тапом).</text:p>
        </text:list-item>
        <text:list-item>
          <text:p text:style-name="P50"><text:span text:style-name="Strong_20_Emphasis">Характеристики:</text:span></text:p>
          <text:list>
            <text:list-item>
              <text:p text:style-name="P50">Список:</text:p>
              <text:list>
                <text:list-item>
                  <text:p text:style-name="P50"><text:soft-page-break/><text:span text:style-name="Strong_20_Emphasis">Рост/Вес</text:span>: «175 см / 70 кг».</text:p>
                </text:list-item>
                <text:list-item>
                  <text:p text:style-name="P50"><text:span text:style-name="Strong_20_Emphasis">Цвет кожи</text:span>: «Настраивается после покупки».</text:p>
                </text:list-item>
                <text:list-item>
                  <text:p text:style-name="P50"><text:span text:style-name="Strong_20_Emphasis">Состояние органов</text:span>: «Печень — искусственная, сердце — бионическое».</text:p>
                </text:list-item>
              </text:list>
            </text:list-item>
            <text:list-item>
              <text:p text:style-name="P50">График <text:span text:style-name="Strong_20_Emphasis">«Энергия и подвижность»</text:span> (сравнение с текущим телом).</text:p>
            </text:list-item>
          </text:list>
        </text:list-item>
        <text:list-item>
          <text:p text:style-name="P50"><text:span text:style-name="Strong_20_Emphasis">Блок «Частые вопросы»</text:span>:</text:p>
          <text:list>
            <text:list-item>
              <text:p text:style-name="P50"><text:span text:style-name="Strong_20_Emphasis">«Как проходит перенос сознания?»</text:span> → аудиоответ.</text:p>
            </text:list-item>
            <text:list-item>
              <text:p text:style-name="P50"><text:span text:style-name="Strong_20_Emphasis">«Можно ли вернуть старое тело?»</text:span> → ссылка на юридический раздел.</text:p>
            </text:list-item>
          </text:list>
        </text:list-item>
        <text:list-item>
          <text:p text:style-name="P50"><text:span text:style-name="Strong_20_Emphasis">Кнопки:</text:span></text:p>
          <text:list>
            <text:list-item>
              <text:p text:style-name="P50"><text:span text:style-name="Strong_20_Emphasis">«Добавить в корзину»</text:span>.</text:p>
            </text:list-item>
            <text:list-item>
              <text:p text:style-name="P50"><text:span text:style-name="Strong_20_Emphasis">«Виртуальная примерка»</text:span> → упрощенный VR-режим (для новичков).</text:p>
            </text:list-item>
          </text:list>
        </text:list-item>
      </text:list>
      <text:p text:style-name="Text_20_body"><text:span text:style-name="Strong_20_Emphasis">Дополнительно:</text:span></text:p>
      <text:list text:style-name="L45">
        <text:list-item>
          <text:p text:style-name="P51">Для инвалидов: фильтр <text:span text:style-name="Strong_20_Emphasis">«Тела с протезами по умолчанию»</text:span>.</text:p>
        </text:list-item>
      </text:list>
      <text:p text:style-name="Horizontal_20_Line"/>
      <text:h text:style-name="Heading_20_4" text:outline-level="4"><text:span text:style-name="Strong_20_Emphasis">6. Корзина</text:span></text:h>
      <text:p text:style-name="Text_20_body"><text:span text:style-name="Strong_20_Emphasis">Цель:</text:span> Минималистичное оформление заказа.<text:line-break/><text:span text:style-name="Strong_20_Emphasis">Структура:</text:span></text:p>
      <text:list text:style-name="L46">
        <text:list-item>
          <text:p text:style-name="P52"><text:span text:style-name="Strong_20_Emphasis">Список товаров:</text:span></text:p>
          <text:list>
            <text:list-item>
              <text:p text:style-name="P52">Импланты/тела с фото и названием.</text:p>
            </text:list-item>
            <text:list-item>
              <text:p text:style-name="P52">Кнопка <text:span text:style-name="Strong_20_Emphasis">«Удалить»</text:span> (крупный крестик).</text:p>
            </text:list-item>
          </text:list>
        </text:list-item>
        <text:list-item>
          <text:p text:style-name="P52"><text:span text:style-name="Strong_20_Emphasis">Итоговая сумма:</text:span></text:p>
          <text:list>
            <text:list-item>
              <text:p text:style-name="P52">Крупный шрифт, разбивка: «Имплант — 15 000 токенов», «Доставка — бесплатно».</text:p>
            </text:list-item>
          </text:list>
        </text:list-item>
        <text:list-item>
          <text:p text:style-name="P52"><text:span text:style-name="Strong_20_Emphasis">Оплата:</text:span></text:p>
          <text:list>
            <text:list-item>
              <text:p text:style-name="P52">Выбор способа: <text:span text:style-name="Strong_20_Emphasis">Криптовалюта</text:span> (BTC, ETH), <text:span text:style-name="Strong_20_Emphasis">Наличные при доставке</text:span>.</text:p>
            </text:list-item>
            <text:list-item>
              <text:p text:style-name="P52">Кнопка <text:span text:style-name="Strong_20_Emphasis">«Оформить рассрочку»</text:span> → форма на 1 экран.</text:p>
            </text:list-item>
          </text:list>
        </text:list-item>
        <text:list-item>
          <text:p text:style-name="P52"><text:span text:style-name="Strong_20_Emphasis">Подтверждение:</text:span></text:p>
          <text:list>
            <text:list-item>
              <text:p text:style-name="P52">Галочка <text:span text:style-name="Strong_20_Emphasis">«Я согласен с условиями»</text:span> с озвучкой текста.</text:p>
            </text:list-item>
            <text:list-item>
              <text:p text:style-name="P52">Кнопка <text:span text:style-name="Strong_20_Emphasis">«Заказать»</text:span> (подсветка при нажатии).</text:p>
            </text:list-item>
          </text:list>
        </text:list-item>
      </text:list>
      <text:p text:style-name="Text_20_body"><text:span text:style-name="Strong_20_Emphasis">Дизайн:</text:span></text:p>
      <text:list text:style-name="L47">
        <text:list-item>
          <text:p text:style-name="P53">Автозаполнение данных из профиля (для зарегистрированных).</text:p>
        </text:list-item>
        <text:list-item>
          <text:p text:style-name="P53"><text:soft-page-break/>Предупреждение: <text:span text:style-name="Strong_20_Emphasis">«Проверьте совместимость импланта с телом!»</text:span> → ссылка на EHR.</text:p>
        </text:list-item>
      </text:list>
      <text:p text:style-name="Horizontal_20_Line"/>
      <text:h text:style-name="Heading_20_4" text:outline-level="4"><text:span text:style-name="Strong_20_Emphasis">7. Поддержка / Помощь</text:span></text:h>
      <text:p text:style-name="Text_20_body"><text:span text:style-name="Strong_20_Emphasis">Цель:</text:span> Быстрое решение проблем.<text:line-break/><text:span text:style-name="Strong_20_Emphasis">Структура:</text:span></text:p>
      <text:list text:style-name="L48">
        <text:list-item>
          <text:p text:style-name="P54"><text:span text:style-name="Strong_20_Emphasis">Кнопки:</text:span></text:p>
          <text:list>
            <text:list-item>
              <text:p text:style-name="P54"><text:span text:style-name="Strong_20_Emphasis">«Позвонить консультанту»</text:span> (видеозвонок с сурдопереводом).</text:p>
            </text:list-item>
            <text:list-item>
              <text:p text:style-name="P54"><text:span text:style-name="Strong_20_Emphasis">«Чат с ИИ-ассистентом»</text:span> → ответы на частые вопросы.</text:p>
            </text:list-item>
            <text:list-item>
              <text:p text:style-name="P54"><text:span text:style-name="Strong_20_Emphasis">«Инструкции»</text:span> → видео с субтитрами: «Как надеть бионическую руку».</text:p>
            </text:list-item>
          </text:list>
        </text:list-item>
        <text:list-item>
          <text:p text:style-name="P54"><text:span text:style-name="Strong_20_Emphasis">Экстренная помощь:</text:span></text:p>
          <text:list>
            <text:list-item>
              <text:p text:style-name="P54">Кнопка <text:span text:style-name="Strong_20_Emphasis">«Сбой импланта»</text:span> → автоматический вызов киберврача.</text:p>
            </text:list-item>
          </text:list>
        </text:list-item>
      </text:list>
      <text:p text:style-name="Horizontal_20_Line"/>
      <text:h text:style-name="Heading_20_3" text:outline-level="3"><text:span text:style-name="Strong_20_Emphasis">User Flow для двух сценариев:</text:span></text:h>
      <text:h text:style-name="Heading_20_4" text:outline-level="4"><text:span text:style-name="Strong_20_Emphasis">Сценарий 1: Покупка импланта</text:span></text:h>
      <text:list text:style-name="L49">
        <text:list-item>
          <text:p text:style-name="P55"><text:span text:style-name="Strong_20_Emphasis">Главная → Каталог имплантов → Карточка импланта → Корзина → Оплата.</text:span></text:p>
          <text:list>
            <text:list-item>
              <text:p text:style-name="P55">Пожилой пользователь выбирает бионическое колено через фильтр «Безопасно при артрите», добавляет в корзину и оплачивает наличными.</text:p>
            </text:list-item>
          </text:list>
        </text:list-item>
      </text:list>
      <text:h text:style-name="Heading_20_4" text:outline-level="4"><text:span text:style-name="Strong_20_Emphasis">Сценарий 2: Переход на новое тело</text:span></text:h>
      <text:list text:style-name="L50">
        <text:list-item>
          <text:p text:style-name="P56"><text:span text:style-name="Strong_20_Emphasis">Главная → Каталог тел → Карточка тела → Корзина → Виртуальная примерка → Оплата.</text:span></text:p>
          <text:list>
            <text:list-item>
              <text:p text:style-name="P56">Инвалид тестирует спортивное тело в VR, подтверждает заказ криптовалютой и получает инструкцию по переносу сознания.</text:p>
            </text:list-item>
          </text:list>
        </text:list-item>
      </text:list>
      <text:p text:style-name="Horizontal_20_Line"/>
      <text:h text:style-name="Heading_20_3" text:outline-level="3"><text:span text:style-name="Strong_20_Emphasis">Доработки под ЦА:</text:span></text:h>
      <text:list text:style-name="L51">
        <text:list-item>
          <text:p text:style-name="P57"><text:span text:style-name="Strong_20_Emphasis">Упрощение AR/VR:</text:span></text:p>
          <text:list>
            <text:list-item>
              <text:p text:style-name="P57">Для AR-примерки — пошаговая голосовая инструкция: «Наведите камеру на руку».</text:p>
            </text:list-item>
            <text:list-item>
              <text:p text:style-name="P57">Виртуальная примерка тел — автоматический подбор ракурсов (без сложных жестов).</text:p>
            </text:list-item>
          </text:list>
        </text:list-item>
        <text:list-item>
          <text:p text:style-name="P57"><text:span text:style-name="Strong_20_Emphasis">Безопасность:</text:span></text:p>
          <text:list>
            <text:list-item>
              <text:p text:style-name="P57">Все платежи подтверждаются <text:span text:style-name="Strong_20_Emphasis">голосом</text:span> или <text:span text:style-name="Strong_20_Emphasis">простым PIN-кодом</text:span> (вместо нейроимпульсов).</text:p>
            </text:list-item>
          </text:list>
        </text:list-item>
        <text:list-item>
          <text:p text:style-name="P57"><text:soft-page-break/><text:span text:style-name="Strong_20_Emphasis">Юридические аспекты:</text:span></text:p>
          <text:list>
            <text:list-item>
              <text:p text:style-name="P57">Согласие на перенос сознания оформляется <text:span text:style-name="Strong_20_Emphasis">аудиозаписью</text:span> («Я согласен на условия»).</text:p>
            </text:list-item>
          </text:list>
        </text:list-item>
      </text:list>
      <text:p text:style-name="Horizontal_20_Line"/>
      <text:p text:style-name="Text_20_body"><text:span text:style-name="Strong_20_Emphasis">Итог:</text:span> Интерфейс сохраняет футуристичность (AR, блокчейн), но адаптирован для пожилых и инвалидов: крупные элементы, аудиоподдержка, минимум сложных действий. Все сценарии User Flow учтены.</text:p>
      <text:p text:style-name="P40"><text:span text:style-name="Strong_20_Emphasis"><text:span text:style-name="T2"/></text:span></text:p>
      <text:h text:style-name="P1" text:outline-level="3"><text:span text:style-name="Strong_20_Emphasis"><text:span text:style-name="T1">Список страниц для сервиса и их структура – </text:span></text:span><text:span text:style-name="Strong_20_Emphasis"><text:span text:style-name="T2">V1.0</text:span></text:span></text:h>
      <text:p text:style-name="P39"><text:span text:style-name="Strong_20_Emphasis"/></text:p>
      <text:h text:style-name="Heading_20_4" text:outline-level="4"><text:span text:style-name="Strong_20_Emphasis">1. Страница: «Welcome / Onboarding»</text:span></text:h>
      <text:p text:style-name="Text_20_body"><text:span text:style-name="Strong_20_Emphasis">Цель:</text:span> Регистрация и адаптация пользователя.<text:line-break/><text:span text:style-name="Strong_20_Emphasis">Структура:</text:span></text:p>
      <text:list text:style-name="L1">
        <text:list-item>
          <text:p text:style-name="P5"><text:span text:style-name="Strong_20_Emphasis">Верхняя часть:</text:span></text:p>
          <text:list>
            <text:list-item>
              <text:p text:style-name="P5">Логотип компании + слоган («Переизобрети себя»).</text:p>
            </text:list-item>
            <text:list-item>
              <text:p text:style-name="P5">Карусель из 3 экранов:</text:p>
              <text:list>
                <text:list-item>
                  <text:p text:style-name="P5">«Выбери кибер-имплант» + AR-превью руки.</text:p>
                </text:list-item>
                <text:list-item>
                  <text:p text:style-name="P5">«Перенеси сознание» + анимация цифрового аватара.</text:p>
                </text:list-item>
                <text:list-item>
                  <text:p text:style-name="P5">«Присоединяйся к сообществу» + скриншот форума.</text:p>
                </text:list-item>
              </text:list>
            </text:list-item>
          </text:list>
        </text:list-item>
        <text:list-item>
          <text:p text:style-name="P5"><text:span text:style-name="Strong_20_Emphasis">Средняя часть:</text:span></text:p>
          <text:list>
            <text:list-item>
              <text:p text:style-name="P5">Кнопки: «Зарегистрироваться» (верификация по email/телефону), «Войти» (биометрия).</text:p>
            </text:list-item>
            <text:list-item>
              <text:p text:style-name="P5">Чекбокс «Я согласен с условиями и политикой конфиденциальности».</text:p>
            </text:list-item>
          </text:list>
        </text:list-item>
        <text:list-item>
          <text:p text:style-name="P5"><text:span text:style-name="Strong_20_Emphasis">Нижняя часть:</text:span></text:p>
          <text:list>
            <text:list-item>
              <text:p text:style-name="P5">Ссылка «Продолжить как гость» (ограниченный функционал).</text:p>
            </text:list-item>
          </text:list>
        </text:list-item>
      </text:list>
      <text:p text:style-name="Text_20_body"><text:span text:style-name="Strong_20_Emphasis">Элементы:</text:span></text:p>
      <text:list text:style-name="L2">
        <text:list-item>
          <text:p text:style-name="P6"><text:span text:style-name="Strong_20_Emphasis">AR-превью:</text:span> Анимация импланта при наведении камеры на руку (для демо-версии).</text:p>
        </text:list-item>
        <text:list-item>
          <text:p text:style-name="P6"><text:span text:style-name="Strong_20_Emphasis">Голосовой ассистент:</text:span> Всплывает после регистрации: «Расскажи, что тебя интересует?» → переход к опроснику.</text:p>
        </text:list-item>
      </text:list>
      <text:p text:style-name="Text_20_body"><text:span text:style-name="Strong_20_Emphasis">Переходы:</text:span></text:p>
      <text:list text:style-name="L3">
        <text:list-item>
          <text:p text:style-name="P7">После регистрации → <text:span text:style-name="Strong_20_Emphasis">Главная страница / Каталог</text:span>.</text:p>
        </text:list-item>
        <text:list-item>
          <text:p text:style-name="P7">«Продолжить как гость» → <text:span text:style-name="Strong_20_Emphasis">Каталог</text:span> (без доступа к покупкам).</text:p>
        </text:list-item>
      </text:list>
      <text:p text:style-name="Text_20_body"><text:span text:style-name="Strong_20_Emphasis">Wireframe (текстовый эскиз для Figma):</text:span></text:p>
      <text:list text:style-name="L4">
        <text:list-item>
          <text:p text:style-name="P8"><text:span text:style-name="Strong_20_Emphasis">Верх:</text:span> Лого + горизонтальная карусель с точками-индикаторами.</text:p>
        </text:list-item>
        <text:list-item>
          <text:p text:style-name="P8"><text:span text:style-name="Strong_20_Emphasis">Центр:</text:span> Вертикальный стек кнопок (регистрация, вход).</text:p>
        </text:list-item>
        <text:list-item>
          <text:p text:style-name="P8"><text:span text:style-name="Strong_20_Emphasis">Низ:</text:span> Текстовая ссылка «Продолжить как гость» мелким шрифтом.</text:p>
        </text:list-item>
      </text:list>
      <text:p text:style-name="Horizontal_20_Line"/>
      <text:h text:style-name="Heading_20_4" text:outline-level="4"><text:span text:style-name="Strong_20_Emphasis">2. Страница: «Каталог имплантов / AR-примерка»</text:span></text:h>
      <text:p text:style-name="Text_20_body"><text:span text:style-name="Strong_20_Emphasis">Цель:</text:span> Выбор импланта и его визуализация.<text:line-break/><text:span text:style-name="Strong_20_Emphasis">Структура:</text:span></text:p>
      <text:list text:style-name="L5">
        <text:list-item>
          <text:p text:style-name="P9"><text:soft-page-break/><text:span text:style-name="Strong_20_Emphasis">Левая панель:</text:span></text:p>
          <text:list>
            <text:list-item>
              <text:p text:style-name="P9">Фильтры:</text:p>
              <text:list>
                <text:list-item>
                  <text:p text:style-name="P9">Тип (нейроинтерфейс, бионические конечности, сенсоры).</text:p>
                </text:list-item>
                <text:list-item>
                  <text:p text:style-name="P9">Цена (слайдер).</text:p>
                </text:list-item>
                <text:list-item>
                  <text:p text:style-name="P9">Рейтинг (звезды).</text:p>
                </text:list-item>
              </text:list>
            </text:list-item>
            <text:list-item>
              <text:p text:style-name="P9">Кнопка «Совет врача» → переход в <text:span text:style-name="Strong_20_Emphasis">телемедицину</text:span>.</text:p>
            </text:list-item>
          </text:list>
        </text:list-item>
        <text:list-item>
          <text:p text:style-name="P9"><text:span text:style-name="Strong_20_Emphasis">Центр:</text:span></text:p>
          <text:list>
            <text:list-item>
              <text:p text:style-name="P9">AR-окно: 3D-модель импланта на фоне камеры.</text:p>
            </text:list-item>
            <text:list-item>
              <text:p text:style-name="P9">Кнопки: «Повернуть», «Увеличить», «Тест-драйв» (имитация работы импланта).</text:p>
            </text:list-item>
          </text:list>
        </text:list-item>
        <text:list-item>
          <text:p text:style-name="P9"><text:span text:style-name="Strong_20_Emphasis">Правая панель:</text:span></text:p>
          <text:list>
            <text:list-item>
              <text:p text:style-name="P9">Описание импланта:</text:p>
              <text:list>
                <text:list-item>
                  <text:p text:style-name="P9">Характеристики (материал, совместимость, срок службы).</text:p>
                </text:list-item>
                <text:list-item>
                  <text:p text:style-name="P9">Кнопка «Добавить в корзину».</text:p>
                </text:list-item>
                <text:list-item>
                  <text:p text:style-name="P9">Блок «Частые вопросы» (например, «Как проходит установка?»).</text:p>
                </text:list-item>
              </text:list>
            </text:list-item>
          </text:list>
        </text:list-item>
      </text:list>
      <text:p text:style-name="Text_20_body"><text:span text:style-name="Strong_20_Emphasis">Элементы:</text:span></text:p>
      <text:list text:style-name="L6">
        <text:list-item>
          <text:p text:style-name="P10"><text:span text:style-name="Strong_20_Emphasis">Тест-драйв:</text:span> При нажатии запускается симуляция тактильной обратной связи (например, вибрация при «сжатии» кибер-руки).</text:p>
        </text:list-item>
        <text:list-item>
          <text:p text:style-name="P10"><text:span text:style-name="Strong_20_Emphasis">AR-маркеры:</text:span> Автоматическое определение частей тела для проекции импланта.</text:p>
        </text:list-item>
      </text:list>
      <text:p text:style-name="Text_20_body"><text:span text:style-name="Strong_20_Emphasis">Переходы:</text:span></text:p>
      <text:list text:style-name="L7">
        <text:list-item>
          <text:p text:style-name="P11">«Добавить в корзину» → <text:span text:style-name="Strong_20_Emphasis">Кастомизация импланта</text:span>.</text:p>
        </text:list-item>
        <text:list-item>
          <text:p text:style-name="P11">«Совет врача» → <text:span text:style-name="Strong_20_Emphasis">Чат с хирургом</text:span>.</text:p>
        </text:list-item>
      </text:list>
      <text:p text:style-name="Text_20_body"><text:span text:style-name="Strong_20_Emphasis">Wireframe:</text:span></text:p>
      <text:list text:style-name="L8">
        <text:list-item>
          <text:p text:style-name="P12"><text:span text:style-name="Strong_20_Emphasis">Левая треть:</text:span> Вертикальный список фильтров + кнопка «Совет врача».</text:p>
        </text:list-item>
        <text:list-item>
          <text:p text:style-name="P12"><text:span text:style-name="Strong_20_Emphasis">Центр:</text:span> Квадратное AR-окно с кнопками управления вокруг.</text:p>
        </text:list-item>
        <text:list-item>
          <text:p text:style-name="P12"><text:span text:style-name="Strong_20_Emphasis">Правая треть:</text:span> Описание продукта + CTA-кнопка.</text:p>
        </text:list-item>
      </text:list>
      <text:p text:style-name="Horizontal_20_Line"/>
      <text:h text:style-name="Heading_20_4" text:outline-level="4"><text:span text:style-name="Strong_20_Emphasis">3. Страница: «Кастомизация импланта»</text:span></text:h>
      <text:p text:style-name="Text_20_body"><text:span text:style-name="Strong_20_Emphasis">Цель:</text:span> Персонализация дизайна и функций.<text:line-break/><text:span text:style-name="Strong_20_Emphasis">Структура:</text:span></text:p>
      <text:list text:style-name="L9">
        <text:list-item>
          <text:p text:style-name="P13"><text:span text:style-name="Strong_20_Emphasis">Верх:</text:span></text:p>
          <text:list>
            <text:list-item>
              <text:p text:style-name="P13"><text:soft-page-break/>3D-модель импланта с возможностью изменения цвета/текстуры (палитра + пресеты).</text:p>
            </text:list-item>
          </text:list>
        </text:list-item>
        <text:list-item>
          <text:p text:style-name="P13"><text:span text:style-name="Strong_20_Emphasis">Средняя часть:</text:span></text:p>
          <text:list>
            <text:list-item>
              <text:p text:style-name="P13">Настройки функций:</text:p>
              <text:list>
                <text:list-item>
                  <text:p text:style-name="P13">Слайдеры (чувствительность, мощность).</text:p>
                </text:list-item>
                <text:list-item>
                  <text:p text:style-name="P13">Тумблеры (совместимость с нейроинтерфейсом).</text:p>
                </text:list-item>
              </text:list>
            </text:list-item>
            <text:list-item>
              <text:p text:style-name="P13">Блок «Совместимость с EHR»:</text:p>
              <text:list>
                <text:list-item>
                  <text:p text:style-name="P13">Автопроверка медицинских данных → зеленый/красный индикатор.</text:p>
                </text:list-item>
              </text:list>
            </text:list-item>
          </text:list>
        </text:list-item>
        <text:list-item>
          <text:p text:style-name="P13"><text:span text:style-name="Strong_20_Emphasis">Низ:</text:span></text:p>
          <text:list>
            <text:list-item>
              <text:p text:style-name="P13">Кнопки: «Назад», «В корзину», «Сохранить шаблон».</text:p>
            </text:list-item>
          </text:list>
        </text:list-item>
      </text:list>
      <text:p text:style-name="Text_20_body"><text:span text:style-name="Strong_20_Emphasis">Элементы:</text:span></text:p>
      <text:list text:style-name="L10">
        <text:list-item>
          <text:p text:style-name="P14"><text:span text:style-name="Strong_20_Emphasis">Палитра:</text:span> HEX-коды + градиенты для протезов «премиум»-класса.</text:p>
        </text:list-item>
        <text:list-item>
          <text:p text:style-name="P14"><text:span text:style-name="Strong_20_Emphasis">ИИ-советник:</text:span> Всплывающие подсказки («Повышенная мощность может вызвать нагрузку на суставы»).</text:p>
        </text:list-item>
      </text:list>
      <text:p text:style-name="Text_20_body"><text:span text:style-name="Strong_20_Emphasis">Переходы:</text:span></text:p>
      <text:list text:style-name="L11">
        <text:list-item>
          <text:p text:style-name="P15">«В корзину» → <text:span text:style-name="Strong_20_Emphasis">Корзина / Оформление заказа</text:span>.</text:p>
        </text:list-item>
        <text:list-item>
          <text:p text:style-name="P15">«Совместимость с EHR» → <text:span text:style-name="Strong_20_Emphasis">Интеграция медкарты</text:span>.</text:p>
        </text:list-item>
      </text:list>
      <text:p text:style-name="Text_20_body"><text:span text:style-name="Strong_20_Emphasis">Wireframe:</text:span></text:p>
      <text:list text:style-name="L12">
        <text:list-item>
          <text:p text:style-name="P16"><text:span text:style-name="Strong_20_Emphasis">Верх:</text:span> 3D-модель с плавающими кнопками изменения цвета.</text:p>
        </text:list-item>
        <text:list-item>
          <text:p text:style-name="P16"><text:span text:style-name="Strong_20_Emphasis">Центр:</text:span> Горизонтальные слайдеры + тумблеры.</text:p>
        </text:list-item>
        <text:list-item>
          <text:p text:style-name="P16"><text:span text:style-name="Strong_20_Emphasis">Низ:</text:span> Горизонтальный ряд кнопок действий.</text:p>
        </text:list-item>
      </text:list>
      <text:p text:style-name="Horizontal_20_Line"/>
      <text:h text:style-name="Heading_20_4" text:outline-level="4"><text:span text:style-name="Strong_20_Emphasis">4. Страница: «Корзина / Оформление заказа»</text:span></text:h>
      <text:p text:style-name="Text_20_body"><text:span text:style-name="Strong_20_Emphasis">Цель:</text:span> Подтверждение заказа и оплата.<text:line-break/><text:span text:style-name="Strong_20_Emphasis">Структура:</text:span></text:p>
      <text:list text:style-name="L13">
        <text:list-item>
          <text:p text:style-name="P17"><text:span text:style-name="Strong_20_Emphasis">Левая часть:</text:span></text:p>
          <text:list>
            <text:list-item>
              <text:p text:style-name="P17">Список товаров: имплант, услуга установки, страховка.</text:p>
            </text:list-item>
            <text:list-item>
              <text:p text:style-name="P17">Блок «Добавить резервную копию сознания» (upsell).</text:p>
            </text:list-item>
          </text:list>
        </text:list-item>
        <text:list-item>
          <text:p text:style-name="P17"><text:span text:style-name="Strong_20_Emphasis">Правая часть:</text:span></text:p>
          <text:list>
            <text:list-item>
              <text:p text:style-name="P17">Итоговая сумма + выбор валюты (BTC, ETH, USD).</text:p>
            </text:list-item>
            <text:list-item>
              <text:p text:style-name="P17">Поле для промокода.</text:p>
            </text:list-item>
            <text:list-item>
              <text:p text:style-name="P17"><text:soft-page-break/>Кнопка «Оплатить».</text:p>
            </text:list-item>
          </text:list>
        </text:list-item>
      </text:list>
      <text:p text:style-name="Text_20_body"><text:span text:style-name="Strong_20_Emphasis">Элементы:</text:span></text:p>
      <text:list text:style-name="L14">
        <text:list-item>
          <text:p text:style-name="P18"><text:span text:style-name="Strong_20_Emphasis">Upsell-баннер:</text:span> «Добавьте резервную копию сознания за 20% от стоимости импланта».</text:p>
        </text:list-item>
        <text:list-item>
          <text:p text:style-name="P18"><text:span text:style-name="Strong_20_Emphasis">Таймер:</text:span> «До конца акции: 14:59 мин».</text:p>
        </text:list-item>
      </text:list>
      <text:p text:style-name="Text_20_body"><text:span text:style-name="Strong_20_Emphasis">Переходы:</text:span></text:p>
      <text:list text:style-name="L15">
        <text:list-item>
          <text:p text:style-name="P19">«Оплатить» → <text:span text:style-name="Strong_20_Emphasis">Криптоплатежи / Подтверждение</text:span>.</text:p>
        </text:list-item>
        <text:list-item>
          <text:p text:style-name="P19">«Назад» → <text:span text:style-name="Strong_20_Emphasis">Кастомизация</text:span>.</text:p>
        </text:list-item>
      </text:list>
      <text:p text:style-name="Text_20_body"><text:span text:style-name="Strong_20_Emphasis">Wireframe:</text:span></text:p>
      <text:list text:style-name="L16">
        <text:list-item>
          <text:p text:style-name="P20">Двухколоночный макет: слева — товары, справа — сумма + оплата.</text:p>
        </text:list-item>
      </text:list>
      <text:p text:style-name="Horizontal_20_Line"/>
      <text:h text:style-name="Heading_20_4" text:outline-level="4"><text:span text:style-name="Strong_20_Emphasis">5. Страница: «Криптоплатежи / Подтверждение»</text:span></text:h>
      <text:p text:style-name="Text_20_body"><text:span text:style-name="Strong_20_Emphasis">Цель:</text:span> Безопасная оплата через блокчейн.<text:line-break/><text:span text:style-name="Strong_20_Emphasis">Структура:</text:span></text:p>
      <text:list text:style-name="L17">
        <text:list-item>
          <text:p text:style-name="P21"><text:span text:style-name="Strong_20_Emphasis">QR-код</text:span> для перевода средств.</text:p>
        </text:list-item>
        <text:list-item>
          <text:p text:style-name="P21"><text:span text:style-name="Strong_20_Emphasis">Выбор кошелька:</text:span> MetaMask, Trust Wallet, Binance Chain.</text:p>
        </text:list-item>
        <text:list-item>
          <text:p text:style-name="P21"><text:span text:style-name="Strong_20_Emphasis">Таймер транзакции</text:span> (10 минут).</text:p>
        </text:list-item>
        <text:list-item>
          <text:p text:style-name="P21"><text:span text:style-name="Strong_20_Emphasis">Статус:</text:span> «Ожидание подтверждения...» → «Успешно».</text:p>
        </text:list-item>
      </text:list>
      <text:p text:style-name="Text_20_body"><text:span text:style-name="Strong_20_Emphasis">Элементы:</text:span></text:p>
      <text:list text:style-name="L18">
        <text:list-item>
          <text:p text:style-name="P22"><text:span text:style-name="Strong_20_Emphasis">Автообмен:</text:span> Конвертация ETH/BTC в фиат при необходимости.</text:p>
        </text:list-item>
        <text:list-item>
          <text:p text:style-name="P22"><text:span text:style-name="Strong_20_Emphasis">Уведомление:</text:span> После оплаты → «Заказ подтвержден. Дата установки: 15 мая».</text:p>
        </text:list-item>
      </text:list>
      <text:p text:style-name="Text_20_body"><text:span text:style-name="Strong_20_Emphasis">Переходы:</text:span></text:p>
      <text:list text:style-name="L19">
        <text:list-item>
          <text:p text:style-name="P23">Успешная оплата → <text:span text:style-name="Strong_20_Emphasis">Трекинг заказа</text:span>.</text:p>
        </text:list-item>
        <text:list-item>
          <text:p text:style-name="P23">Ошибка → <text:span text:style-name="Strong_20_Emphasis">Поддержка / Повторить оплату</text:span>.</text:p>
        </text:list-item>
      </text:list>
      <text:p text:style-name="Text_20_body"><text:span text:style-name="Strong_20_Emphasis">Wireframe:</text:span></text:p>
      <text:list text:style-name="L20">
        <text:list-item>
          <text:p text:style-name="P24">Центральный QR-код + dropdown выбора кошелька + статус-бар.</text:p>
        </text:list-item>
      </text:list>
      <text:p text:style-name="Horizontal_20_Line"/>
      <text:h text:style-name="Heading_20_4" text:outline-level="4"><text:span text:style-name="Strong_20_Emphasis">6. Страница: «Трекинг заказа / Подготовка к операции»</text:span></text:h>
      <text:p text:style-name="Text_20_body"><text:span text:style-name="Strong_20_Emphasis">Цель:</text:span> Контроль доставки и подготовка.<text:line-break/><text:span text:style-name="Strong_20_Emphasis">Структура:</text:span></text:p>
      <text:list text:style-name="L21">
        <text:list-item>
          <text:p text:style-name="P25"><text:span text:style-name="Strong_20_Emphasis">Прогресс-бар:</text:span></text:p>
          <text:list>
            <text:list-item>
              <text:p text:style-name="P25">Заказ подтвержден.</text:p>
            </text:list-item>
            <text:list-item>
              <text:p text:style-name="P25"><text:soft-page-break/>Имплант доставляется.</text:p>
            </text:list-item>
            <text:list-item>
              <text:p text:style-name="P25">Готов к установке.</text:p>
            </text:list-item>
          </text:list>
        </text:list-item>
        <text:list-item>
          <text:p text:style-name="P25"><text:span text:style-name="Strong_20_Emphasis">Блоки:</text:span></text:p>
          <text:list>
            <text:list-item>
              <text:p text:style-name="P25">«Загрузите медицинские данные» → интеграция с EHR.</text:p>
            </text:list-item>
            <text:list-item>
              <text:p text:style-name="P25">«Пройдите симулятор операции» → мини-игра.</text:p>
            </text:list-item>
            <text:list-item>
              <text:p text:style-name="P25">«Чат с хирургом» → зашифрованная видеосвязь.</text:p>
            </text:list-item>
          </text:list>
        </text:list-item>
      </text:list>
      <text:p text:style-name="Text_20_body"><text:span text:style-name="Strong_20_Emphasis">Элементы:</text:span></text:p>
      <text:list text:style-name="L22">
        <text:list-item>
          <text:p text:style-name="P26"><text:span text:style-name="Strong_20_Emphasis">EHR-интеграция:</text:span> Drag &amp; Drop PDF-карты или доступ к системе больницы.</text:p>
        </text:list-item>
        <text:list-item>
          <text:p text:style-name="P26"><text:span text:style-name="Strong_20_Emphasis">Симулятор:</text:span> 2D-анимация с подсказками («Сделайте надрез здесь»).</text:p>
        </text:list-item>
      </text:list>
      <text:p text:style-name="Text_20_body"><text:span text:style-name="Strong_20_Emphasis">Переходы:</text:span></text:p>
      <text:list text:style-name="L23">
        <text:list-item>
          <text:p text:style-name="P27">«EHR» → <text:span text:style-name="Strong_20_Emphasis">Медкарта</text:span>.</text:p>
        </text:list-item>
        <text:list-item>
          <text:p text:style-name="P27">«Симулятор» → <text:span text:style-name="Strong_20_Emphasis">Тренировка</text:span>.</text:p>
        </text:list-item>
      </text:list>
      <text:p text:style-name="Text_20_body"><text:span text:style-name="Strong_20_Emphasis">Wireframe:</text:span></text:p>
      <text:list text:style-name="L24">
        <text:list-item>
          <text:p text:style-name="P28">Вертикальный прогресс-бар слева + три блока действий справа.</text:p>
        </text:list-item>
      </text:list>
      <text:p text:style-name="Horizontal_20_Line"/>
      <text:h text:style-name="Heading_20_4" text:outline-level="4"><text:span text:style-name="Strong_20_Emphasis">7. Страница: «Пост-установка / Управление имплантом»</text:span></text:h>
      <text:p text:style-name="Text_20_body"><text:span text:style-name="Strong_20_Emphasis">Цель:</text:span> Контроль работы импланта и переход к новому носителю.<text:line-break/><text:span text:style-name="Strong_20_Emphasis">Структура:</text:span></text:p>
      <text:list text:style-name="L25">
        <text:list-item>
          <text:p text:style-name="P29"><text:span text:style-name="Strong_20_Emphasis">Дашборд:</text:span></text:p>
          <text:list>
            <text:list-item>
              <text:p text:style-name="P29">Зарядка импланта (%).</text:p>
            </text:list-item>
            <text:list-item>
              <text:p text:style-name="P29">График совместимости с организмом.</text:p>
            </text:list-item>
            <text:list-item>
              <text:p text:style-name="P29">Кнопка «Экстренная помощь» (ИИ-диагностика).</text:p>
            </text:list-item>
          </text:list>
        </text:list-item>
        <text:list-item>
          <text:p text:style-name="P29"><text:span text:style-name="Strong_20_Emphasis">Раздел «Эволюция»:</text:span></text:p>
          <text:list>
            <text:list-item>
              <text:p text:style-name="P29">Предложение: «Попробуйте носитель X9» → переход к <text:span text:style-name="Strong_20_Emphasis">переносу сознания</text:span>.</text:p>
            </text:list-item>
            <text:list-item>
              <text:p text:style-name="P29">Бейджи («Первая модернизация», «Кибер-атлет»).</text:p>
            </text:list-item>
          </text:list>
        </text:list-item>
      </text:list>
      <text:p text:style-name="Text_20_body"><text:span text:style-name="Strong_20_Emphasis">Элементы:</text:span></text:p>
      <text:list text:style-name="L26">
        <text:list-item>
          <text:p text:style-name="P30"><text:span text:style-name="Strong_20_Emphasis">Жесты:</text:span> Настройка управления (например, свайп вверх → активация режима).</text:p>
        </text:list-item>
        <text:list-item>
          <text:p text:style-name="P30"><text:span text:style-name="Strong_20_Emphasis">Резервная копия:</text:span> Кнопка «Создать бэкап сознания сейчас».</text:p>
        </text:list-item>
      </text:list>
      <text:p text:style-name="Text_20_body"><text:span text:style-name="Strong_20_Emphasis">Переходы:</text:span></text:p>
      <text:list text:style-name="L27">
        <text:list-item>
          <text:p text:style-name="P31">«Носитель X9» → <text:span text:style-name="Strong_20_Emphasis">Тест-драйв нового тела</text:span>.</text:p>
        </text:list-item>
        <text:list-item>
          <text:p text:style-name="P31">«Экстренная помощь» → <text:span text:style-name="Strong_20_Emphasis">Чат с ИИ-ботом</text:span>.</text:p>
        </text:list-item>
      </text:list>
      <text:p text:style-name="Text_20_body"><text:soft-page-break/><text:span text:style-name="Strong_20_Emphasis">Wireframe:</text:span></text:p>
      <text:list text:style-name="L28">
        <text:list-item>
          <text:p text:style-name="P32">Круговая диаграмма заряда + два блока с CTA-кнопками.</text:p>
        </text:list-item>
      </text:list>
      <text:p text:style-name="Horizontal_20_Line"/>
      <text:h text:style-name="Heading_20_4" text:outline-level="4"><text:span text:style-name="Strong_20_Emphasis">8. Страница: «Перенос сознания / Новый носитель»</text:span></text:h>
      <text:p text:style-name="Text_20_body"><text:span text:style-name="Strong_20_Emphasis">Цель:</text:span> Апселл на цифровое бессмертие.<text:line-break/><text:span text:style-name="Strong_20_Emphasis">Структура:</text:span></text:p>
      <text:list text:style-name="L29">
        <text:list-item>
          <text:p text:style-name="P33"><text:span text:style-name="Strong_20_Emphasis">VR-превью:</text:span> 3D-модель носителя с настройкой параметров (рост, сила).</text:p>
        </text:list-item>
        <text:list-item>
          <text:p text:style-name="P33"><text:span text:style-name="Strong_20_Emphasis">Тарифы:</text:span></text:p>
          <text:list>
            <text:list-item>
              <text:p text:style-name="P33">«Базовый» (разовая загрузка).</text:p>
            </text:list-item>
            <text:list-item>
              <text:p text:style-name="P33">«Премиум» (ежемесячные обновления носителя).</text:p>
            </text:list-item>
          </text:list>
        </text:list-item>
        <text:list-item>
          <text:p text:style-name="P33"><text:span text:style-name="Strong_20_Emphasis">Блок «Безопасность»:</text:span></text:p>
          <text:list>
            <text:list-item>
              <text:p text:style-name="P33">Шифрование данных (блокчейн).</text:p>
            </text:list-item>
            <text:list-item>
              <text:p text:style-name="P33">Кнопка «Создать резервную копию».</text:p>
            </text:list-item>
          </text:list>
        </text:list-item>
      </text:list>
      <text:p text:style-name="Text_20_body"><text:span text:style-name="Strong_20_Emphasis">Элементы:</text:span></text:p>
      <text:list text:style-name="L30">
        <text:list-item>
          <text:p text:style-name="P34"><text:span text:style-name="Strong_20_Emphasis">Тест-драйв:</text:span> 30-секундная симуляция движения в VR.</text:p>
        </text:list-item>
        <text:list-item>
          <text:p text:style-name="P34"><text:span text:style-name="Strong_20_Emphasis">Таймер:</text:span> «До повышения цены: 2 дня».</text:p>
        </text:list-item>
      </text:list>
      <text:p text:style-name="Text_20_body"><text:span text:style-name="Strong_20_Emphasis">Переходы:</text:span></text:p>
      <text:list text:style-name="L31">
        <text:list-item>
          <text:p text:style-name="P35">«Купить» → <text:span text:style-name="Strong_20_Emphasis">Оплата</text:span>.</text:p>
        </text:list-item>
        <text:list-item>
          <text:p text:style-name="P35">«Резервная копия» → <text:span text:style-name="Strong_20_Emphasis">Хранилище данных</text:span>.</text:p>
        </text:list-item>
      </text:list>
      <text:p text:style-name="Text_20_body"><text:span text:style-name="Strong_20_Emphasis">Wireframe:</text:span></text:p>
      <text:list text:style-name="L32">
        <text:list-item>
          <text:p text:style-name="P36">Слева — интерактивная 3D-модель, справа — тарифы + кнопки.</text:p>
        </text:list-item>
      </text:list>
      <text:p text:style-name="Horizontal_20_Line"/>
      <text:h text:style-name="Heading_20_3" text:outline-level="3"><text:span text:style-name="Strong_20_Emphasis">User Flow по сценарию:</text:span></text:h>
      <text:list text:style-name="L33">
        <text:list-item>
          <text:p text:style-name="P37"><text:span text:style-name="Strong_20_Emphasis">Welcome → Каталог → Кастомизация → Корзина → Оплата → Трекинг → Пост-установка → Перенос сознания.</text:span></text:p>
        </text:list-item>
        <text:list-item>
          <text:p text:style-name="P37">Альтернативные пути:</text:p>
          <text:list>
            <text:list-item>
              <text:p text:style-name="P37">Пропуск EHR → предупреждение о рисках.</text:p>
            </text:list-item>
            <text:list-item>
              <text:p text:style-name="P37">Отказ от апселла → возврат в дашборд.</text:p>
            </text:list-item>
          </text:list>
        </text:list-item>
      </text:list>
      <text:h text:style-name="Heading_20_3" text:outline-level="3"><text:span text:style-name="Strong_20_Emphasis">Что проверить:</text:span></text:h>
      <text:list text:style-name="L34">
        <text:list-item>
          <text:p text:style-name="P38">Все этапы сценария покрыты (от выбора до переноса).</text:p>
        </text:list-item>
        <text:list-item>
          <text:p text:style-name="P38">Критические функции защищены (биометрия, блокчейн).</text:p>
        </text:list-item>
        <text:list-item>
          <text:p text:style-name="P38"><text:soft-page-break/>Upsell-моменты встроены в ключевые точки (корзина, пост-установка).</text:p>
        </text:list-item>
      </text:list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20:13:49.546963891</meta:creation-date>
    <dc:date>2025-03-22T21:06:19.392881948</dc:date>
    <meta:editing-duration>PT52M28S</meta:editing-duration>
    <meta:editing-cycles>3</meta:editing-cycles>
    <meta:generator>LibreOffice/7.5.1.2$MacOSX_X86_64 LibreOffice_project/fcbaee479e84c6cd81291587d2ee68cba099e129</meta:generator>
    <meta:document-statistic meta:table-count="0" meta:image-count="0" meta:object-count="0" meta:page-count="13" meta:paragraph-count="294" meta:word-count="1747" meta:character-count="12012" meta:non-whitespace-character-count="10767"/>
  </office:meta>
</office:document-meta>
</file>